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36b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9">
      <style:text-properties officeooo:paragraph-rsid="001736bd"/>
    </style:style>
    <style:style style:name="P12" style:family="paragraph" style:parent-style-name="Text_20_body" style:list-style-name="L10"/>
    <style:style style:name="P13" style:family="paragraph" style:parent-style-name="Text_20_body">
      <style:text-properties officeooo:paragraph-rsid="001736bd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>
      <style:text-properties fo:font-variant="normal" fo:text-transform="none" fo:color="#000000" loext:opacity="100%" fo:font-style="normal" fo:font-weight="normal"/>
    </style:style>
    <style:style style:name="T1" style:family="text">
      <style:text-properties officeooo:rsid="00173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Silicon Photo</text:span><text:span text:style-name="Strong_20_Emphasis"><text:span text:style-name="T1">n</text:span></text:span><text:span text:style-name="Strong_20_Emphasis">ics – Chips That Use Light</text:span></text:h>
      <text:h text:style-name="Heading_20_3" text:outline-level="3"><text:span text:style-name="Strong_20_Emphasis">[Opening – 1 min]</text:span></text:h>
      <text:p text:style-name="Text_20_body">“Good morning everyone. <text:span text:style-name="T1">My name is Ayush Bardhan Tripathy.</text:span><text:line-break/>Imagine a world where instead of electrons, <text:span text:style-name="Emphasis">light</text:span> carries all our data—faster, with less heat, and over much longer distances. That’s exactly what <text:span text:style-name="Strong_20_Emphasis">Silicon Photonics</text:span> is making possible.</text:p>
      <text:p text:style-name="Text_20_body">Today, I’ll take you through how silicon chips are evolving to use light instead of electricity, focusing on <text:span text:style-name="Strong_20_Emphasis">why they matter for future technology</text:span>.”</text:p>
      <text:h text:style-name="Heading_20_3" text:outline-level="3"><text:span text:style-name="Strong_20_Emphasis">[Introduction – 1 min]</text:span></text:h>
      <text:p text:style-name="Text_20_body">“Silicon Photonics is a technology that combines the best of two worlds:</text:p>
      <text:list text:style-name="L1">
        <text:list-item>
          <text:p text:style-name="P2"><text:span text:style-name="Strong_20_Emphasis">Silicon electronics</text:span>, which we’ve been using for decades to build processors and circuits,</text:p>
        </text:list-item>
        <text:list-item>
          <text:p text:style-name="P2"><text:span text:style-name="Strong_20_Emphasis">Photonics</text:span>, the science of using light for communication.</text:p>
        </text:list-item>
      </text:list>
      <text:p text:style-name="Text_20_body">By integrating optical components onto standard silicon chips, we can transmit information as <text:span text:style-name="Emphasis">photons</text:span> instead of electrons. This means much <text:span text:style-name="Strong_20_Emphasis">higher bandwidth, lower power consumption</text:span>, and incredible scalability—all while using the same cost-effective manufacturing techniques we already have for chips.”</text:p>
      <text:h text:style-name="Heading_20_3" text:outline-level="3"><text:span text:style-name="Strong_20_Emphasis">[Key Components – 4 min]</text:span></text:h>
      <text:p text:style-name="Text_20_body">“Let’s break down the main building blocks of a silicon photonic chip:</text:p>
      <text:p text:style-name="Text_20_body">1️⃣ <text:span text:style-name="Strong_20_Emphasis">Optical Waveguides</text:span></text:p>
      <text:list text:style-name="L2">
        <text:list-item>
          <text:p text:style-name="P3">Think of these as microscopic ‘light highways.’</text:p>
        </text:list-item>
        <text:list-item>
          <text:p text:style-name="P3">They’re made of silicon channels that <text:span text:style-name="Strong_20_Emphasis">confine and guide infrared light</text:span> across the chip with very little loss.</text:p>
        </text:list-item>
      </text:list>
      <text:p text:style-name="Text_20_body">2️⃣ <text:span text:style-name="Strong_20_Emphasis">Modulators &amp; Couplers</text:span></text:p>
      <text:list text:style-name="L3">
        <text:list-item>
          <text:p text:style-name="P4">To send information, we need to convert electrical signals into light.</text:p>
        </text:list-item>
        <text:list-item>
          <text:p text:style-name="P4">Modulators do this using electro-optic effects, altering light’s intensity or phase.</text:p>
        </text:list-item>
        <text:list-item>
          <text:p text:style-name="P4">Couplers are the interfaces that inject light from an optical fiber into the waveguides.</text:p>
        </text:list-item>
      </text:list>
      <text:p text:style-name="Text_20_body">3️⃣ <text:span text:style-name="Strong_20_Emphasis">Photodetectors</text:span></text:p>
      <text:list text:style-name="L4">
        <text:list-item>
          <text:p text:style-name="P5">At the receiving end, light must be converted back into an electrical signal.</text:p>
        </text:list-item>
        <text:list-item>
          <text:p text:style-name="P5">Photodetectors capture the photons and turn them into electrons.</text:p>
        </text:list-item>
      </text:list>
      <text:p text:style-name="Text_20_body">4️⃣ <text:span text:style-name="Strong_20_Emphasis">Lasers</text:span></text:p>
      <text:list text:style-name="L5">
        <text:list-item>
          <text:p text:style-name="P6">Every optical system needs a light source.</text:p>
        </text:list-item>
        <text:list-item>
          <text:p text:style-name="P6">In silicon photonics, lasers can be external or integrated.</text:p>
        </text:list-item>
        <text:list-item>
          <text:p text:style-name="P6">Integrating them is challenging since silicon isn’t naturally good at emitting light.</text:p>
        </text:list-item>
      </text:list>
      <text:p text:style-name="Text_20_body"><text:soft-page-break/>5️⃣ <text:span text:style-name="Strong_20_Emphasis">Filters and Multiplexers</text:span></text:p>
      <text:list text:style-name="L6">
        <text:list-item>
          <text:p text:style-name="P7">They allow multiple wavelengths (colors) of light to carry different data streams on the same waveguide—a technique called <text:span text:style-name="Strong_20_Emphasis">Wavelength Division Multiplexing</text:span>—which dramatically increases data throughput.”</text:p>
        </text:list-item>
      </text:list>
      <text:h text:style-name="Heading_20_3" text:outline-level="3"><text:span text:style-name="Strong_20_Emphasis">[Working Principle – 3 min]</text:span></text:h>
      <text:p text:style-name="Text_20_body">“Now, let’s see how it all works together:</text:p>
      <text:list text:style-name="L7">
        <text:list-item>
          <text:p text:style-name="P8"><text:span text:style-name="Strong_20_Emphasis">Step 1:</text:span> Light enters the chip through couplers connected to optical fibers.</text:p>
        </text:list-item>
        <text:list-item>
          <text:p text:style-name="P8"><text:span text:style-name="Strong_20_Emphasis">Step 2:</text:span> The light travels through waveguides, where modulators encode information by altering the light’s properties.</text:p>
        </text:list-item>
        <text:list-item>
          <text:p text:style-name="P8"><text:span text:style-name="Strong_20_Emphasis">Step 3:</text:span> Filters and multiplexers route and combine signals, enabling multiple channels of data simultaneously.</text:p>
        </text:list-item>
        <text:list-item>
          <text:p text:style-name="P8"><text:span text:style-name="Strong_20_Emphasis">Step 4:</text:span> At the output, photodetectors convert the light back into electrical signals for digital processing.</text:p>
        </text:list-item>
      </text:list>
      <text:p text:style-name="Text_20_body">This process happens <text:span text:style-name="Strong_20_Emphasis">at terabits per second</text:span>, with far less power loss than traditional copper connections. The integration is so dense that a single chip can handle multiple high-speed channels side by side without interference.”</text:p>
      <text:h text:style-name="P1" text:outline-level="3"><text:span text:style-name="Strong_20_Emphasis">[Advantages over Electronics – 1 min]</text:span></text:h>
      <text:p text:style-name="P13">“Compared to standard electrical circuits:</text:p>
      <text:list xml:id="list2166920019" text:style-name="L9">
        <text:list-item>
          <text:p text:style-name="P11">Bandwidth exceeds <text:span text:style-name="Strong_20_Emphasis">1 Tbps</text:span> per fiber.</text:p>
        </text:list-item>
        <text:list-item>
          <text:p text:style-name="P11">Latency is much lower since light travels faster.</text:p>
        </text:list-item>
        <text:list-item>
          <text:p text:style-name="P11">Power consumption is drastically reduced.</text:p>
        </text:list-item>
        <text:list-item>
          <text:p text:style-name="P11">Manufacturing is <text:span text:style-name="Strong_20_Emphasis">CMOS-compatible</text:span>, making it scalable and cost-effective.”</text:p>
        </text:list-item>
      </text:list>
      <text:h text:style-name="Heading_20_3" text:outline-level="3"><text:span text:style-name="Strong_20_Emphasis">[Applications – 3 min]</text:span></text:h>
      <text:p text:style-name="Text_20_body">“Silicon Photonics is already reshaping industries:</text:p>
      <text:list text:style-name="L8">
        <text:list-item>
          <text:p text:style-name="P9"><text:span text:style-name="Strong_20_Emphasis"><text:span text:style-name="T1">Like in </text:span></text:span><text:span text:style-name="Strong_20_Emphasis">Data Centers</text:span></text:p>
        </text:list-item>
        <text:list-item>
          <text:p text:style-name="P9"><text:span text:style-name="Strong_20_Emphasis">LiDAR Systems:</text:span> <text:span text:style-name="T1">which is u</text:span>sed in autonomous vehicles for optical beam steering and precise distance sensing.</text:p>
        </text:list-item>
        <text:list-item>
          <text:p text:style-name="P9"><text:span text:style-name="Strong_20_Emphasis">Medical Biosensing:</text:span> Companies are developing lab-on-chip solutions that analyze biomolecules and blood samples quickly and cheaply.</text:p>
        </text:list-item>
        <text:list-item>
          <text:p text:style-name="P9"><text:span text:style-name="Strong_20_Emphasis">Quantum Photonics:</text:span> Using microring resonators to generate quantum light, enabling quantum communication and ultra-sensitive sensors.”</text:p>
        </text:list-item>
      </text:list>
      <text:h text:style-name="P1" text:outline-level="3"><text:span text:style-name="Strong_20_Emphasis">[</text:span><text:span text:style-name="Strong_20_Emphasis"><text:span text:style-name="T1">Industry Momentum </text:span></text:span><text:span text:style-name="Strong_20_Emphasis">– 3 min]</text:span></text:h>
      <text:p text:style-name="P16">Major players investing heavily: Intel, Nvidia, AMD via Enosemi acquisition, GlobalFoundries, Lightmatter, SiPhox.</text:p>
      <text:h text:style-name="Heading_20_3" text:outline-level="3"><text:soft-page-break/><text:span text:style-name="Strong_20_Emphasis">[Recent Innovations – 1 min]</text:span></text:h>
      <text:p text:style-name="Text_20_body">“Innovation is accelerating:</text:p>
      <text:list text:style-name="L11">
        <text:list-item>
          <text:p text:style-name="P14">Researchers have developed <text:span text:style-name="Strong_20_Emphasis">quantum-dot lasers</text:span> grown directly on silicon, making stable and low-cost on-chip lasers possible.</text:p>
        </text:list-item>
        <text:list-item>
          <text:p text:style-name="P14">China is testing a <text:span text:style-name="Strong_20_Emphasis">38 Tbps photonic multiplexer chip</text:span>, pushing the limits of data throughput.</text:p>
        </text:list-item>
        <text:list-item>
          <text:p text:style-name="P14">These breakthroughs are key to making integrated photonic chips more affordable and scalable.”</text:p>
        </text:list-item>
      </text:list>
      <text:h text:style-name="Heading_20_3" text:outline-level="3"><text:span text:style-name="Strong_20_Emphasis">[Challenges &amp; Limitations – 1 min]</text:span></text:h>
      <text:p text:style-name="Text_20_body">“Despite the progress, challenges remain:</text:p>
      <text:list text:style-name="L12">
        <text:list-item>
          <text:p text:style-name="P15"><text:span text:style-name="Strong_20_Emphasis">Laser integration:</text:span> Since silicon has an indirect bandgap, it’s hard to build efficient on-chip lasers. Hybrid approaches are used but still evolving.</text:p>
        </text:list-item>
        <text:list-item>
          <text:p text:style-name="P15"><text:span text:style-name="Strong_20_Emphasis">Thermal and packaging issues:</text:span> Photonic packaging requires micron-level alignment and efficient heat dissipation, which increases cost.</text:p>
        </text:list-item>
        <text:list-item>
          <text:p text:style-name="P15"><text:span text:style-name="Strong_20_Emphasis">Yield and scaling:</text:span> As we scale up manufacturing, keeping yields high and costs low is a tough engineering problem.”</text:p>
        </text:list-item>
      </text:list>
      <text:h text:style-name="Heading_20_3" text:outline-level="3"><text:span text:style-name="Strong_20_Emphasis">[Future Outlook – 1 min]</text:span></text:h>
      <text:p text:style-name="Text_20_body">“The future is exciting:</text:p>
      <text:list text:style-name="L10">
        <text:list-item>
          <text:p text:style-name="P12">Photonic engines for AI-driven data processing.</text:p>
        </text:list-item>
        <text:list-item>
          <text:p text:style-name="P12">Integrated sensors and accelerators.</text:p>
        </text:list-item>
        <text:list-item>
          <text:p text:style-name="P12">Quantum systems leveraging photon-based computing.</text:p>
        </text:list-item>
      </text:list>
      <text:p text:style-name="Text_20_body">As we keep pushing for more data and faster computing, silicon photonics is set to become as common as CPUs in our devices.”</text:p>
      <text:h text:style-name="Heading_20_3" text:outline-level="3"><text:span text:style-name="Strong_20_Emphasis">[Closing – 30 sec]</text:span></text:h>
      <text:p text:style-name="Text_20_body">“In short, Silicon Photonics isn’t just about making chips faster—it’s about <text:span text:style-name="Strong_20_Emphasis">transforming how we move information</text:span> in the digital age.</text:p>
      <text:p text:style-name="Text_20_body">Thank you, and I’d be happy to take any questions.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20:18:00.156822044</meta:creation-date>
    <dc:date>2025-08-04T20:43:08.491291089</dc:date>
    <meta:editing-duration>PT25M9S</meta:editing-duration>
    <meta:editing-cycles>1</meta:editing-cycles>
    <meta:document-statistic meta:table-count="0" meta:image-count="0" meta:object-count="0" meta:page-count="3" meta:paragraph-count="67" meta:word-count="769" meta:character-count="5073" meta:non-whitespace-character-count="4398"/>
    <meta:generator>LibreOffice/7.4.7.2$Linux_X86_64 LibreOffice_project/40$Build-2</meta:generator>
  </office:meta>
</office:document-meta>
</file>